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T5" style:parent-style-name="Car.predefinitoparagrafo" style:family="text">
      <style:text-properties fo:font-size="16pt" style:font-size-asian="16pt" style:font-size-complex="16pt"/>
    </style:style>
    <style:style style:name="T6" style:parent-style-name="Car.predefinitoparagrafo" style:family="text">
      <style:text-properties fo:font-size="16pt" style:font-size-asian="16pt" style:font-size-complex="16pt" fo:language="it" fo:country="IT"/>
    </style:style>
    <style:style style:name="T7" style:parent-style-name="Car.predefinitoparagrafo" style:family="text">
      <style:text-properties fo:font-size="16pt" style:font-size-asian="16pt" style:font-size-complex="16pt" fo:language="it" fo:country="IT"/>
    </style:style>
    <style:style style:name="P8" style:parent-style-name="Standard" style:family="paragraph">
      <style:text-properties fo:font-size="16pt" style:font-size-asian="16pt" style:font-size-complex="16pt" fo:language="it" fo:country="IT"/>
    </style:style>
    <style:style style:name="P9" style:parent-style-name="Standard" style:family="paragraph">
      <style:text-properties fo:font-size="16pt" style:font-size-asian="16pt" style:font-size-complex="16pt" fo:language="it" fo:country="IT"/>
    </style:style>
    <style:style style:name="P10" style:parent-style-name="Standard" style:family="paragraph">
      <style:text-properties fo:font-size="16pt" style:font-size-asian="16pt" style:font-size-complex="16pt" fo:language="it" fo:country="IT"/>
    </style:style>
    <style:style style:name="P11" style:parent-style-name="Standard" style:list-style-name="LFO1" style:family="paragraph">
      <style:text-properties fo:font-size="16pt" style:font-size-asian="16pt" style:font-size-complex="16pt" fo:language="it" fo:country="IT"/>
    </style:style>
    <style:style style:name="P12" style:parent-style-name="Standard" style:list-style-name="LFO1" style:family="paragraph">
      <style:text-properties fo:font-size="16pt" style:font-size-asian="16pt" style:font-size-complex="16pt" fo:language="it" fo:country="IT"/>
    </style:style>
    <style:style style:name="P13" style:parent-style-name="Standard" style:list-style-name="LFO1" style:family="paragraph">
      <style:text-properties fo:font-size="16pt" style:font-size-asian="16pt" style:font-size-complex="16pt" fo:language="it" fo:country="IT"/>
    </style:style>
    <style:style style:name="P14" style:parent-style-name="Standard" style:list-style-name="LFO1" style:family="paragraph"/>
    <style:style style:name="T15" style:parent-style-name="Car.predefinitoparagrafo" style:family="text">
      <style:text-properties fo:font-size="16pt" style:font-size-asian="16pt" style:font-size-complex="16pt" fo:language="it" fo:country="IT"/>
    </style:style>
  </office:automatic-styles>
  <office:body>
    <office:text text:use-soft-page-breaks="true">
      <text:p text:style-name="P1">La Guerra dei Trent'anni</text:p>
      <text:p text:style-name="P2"/>
      <text:p text:style-name="P3">1618 – 1648</text:p>
      <text:p text:style-name="P4"/>
      <text:p text:style-name="Standard"><text:span text:style-name="T5">Tutti<text:s/></text:span><text:span text:style-name="T6">i paesi sono coinvolti in diversa misura. Succede perché si creano dei vuoti di potere, ossia che si esauriscono le dinastie al trono e si scatenano le lotte per la conquista del potere.<text:s/></text:span><text:span text:style-name="T7">Inoltre ci sono motivi religiosi</text:span></text:p>
      <text:p text:style-name="P8">Si combatte sopratutto nell'Europa centrale, viene devastato il territorio dell'attuale Germania, ma anche in Francia e nord Europa (Danimarca e Svezia).</text:p>
      <text:p text:style-name="P9">Armi utilizzate : pag 383.</text:p>
      <text:p text:style-name="P10">Con la pace di Westfalia (1648) che segna:</text:p>
      <text:list text:style-name="LFO1" text:continue-numbering="true">
        <text:list-item>
          <text:p text:style-name="P11">il declino della Spagna e la conseguente decadenza dell'Italia sotto il dominio spagnola</text:p>
        </text:list-item>
        <text:list-item>
          <text:p text:style-name="P12">la crescita della Francia</text:p>
        </text:list-item>
        <text:list-item>
          <text:p text:style-name="P13">l'affermarsi della Prussia</text:p>
        </text:list-item>
        <text:list-item>
          <text:p text:style-name="P14"><text:span text:style-name="T15">la fine delle guerra di religion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Andrea </meta:initial-creator>
    <dc:creator>Marco Mac</dc:creator>
    <meta:creation-date>2022-10-28T09:09:00Z</meta:creation-date>
    <dc:date>2022-11-02T10:07:00Z</dc:date>
    <meta:template xlink:href="Normal.dotm" xlink:type="simple"/>
    <meta:editing-cycles>5</meta:editing-cycles>
    <meta:editing-duration>PT300S</meta:editing-duration>
    <meta:document-statistic meta:page-count="1" meta:paragraph-count="1" meta:word-count="99" meta:character-count="664" meta:row-count="4" meta:non-whitespace-character-count="566"/>
  </office:meta>
</office:document-meta>
</file>